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.598cm" fo:margin-left="0cm" fo:margin-right="13.402cm" table:align="margins"/>
    </style:style>
    <style:style style:name="Tableau1.A" style:family="table-column">
      <style:table-column-properties style:column-width="1.191cm" style:rel-column-width="675*"/>
    </style:style>
    <style:style style:name="Tableau1.B" style:family="table-column">
      <style:table-column-properties style:column-width="1.244cm" style:rel-column-width="705*"/>
    </style:style>
    <style:style style:name="Tableau1.C" style:family="table-column">
      <style:table-column-properties style:column-width="1.164cm" style:rel-column-width="660*"/>
    </style:style>
    <style:style style:name="Tableau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 style:data-style-name="N0">
      <style:table-cell-properties fo:padding="0.097cm" fo:border="0.002cm solid #000000"/>
    </style:style>
    <style:style style:name="Tableau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2.434cm" fo:margin-left="0cm" fo:margin-right="14.566cm" table:align="margins"/>
    </style:style>
    <style:style style:name="Tableau2.A" style:family="table-column">
      <style:table-column-properties style:column-width="1.164cm" style:rel-column-width="660*"/>
    </style:style>
    <style:style style:name="Tableau2.B" style:family="table-column">
      <style:table-column-properties style:column-width="1.27cm" style:rel-column-width="720*"/>
    </style:style>
    <style:style style:name="Tableau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 style:data-style-name="N0">
      <style:table-cell-properties fo:padding="0.097cm" fo:border="0.002cm solid #000000"/>
    </style:style>
    <style:style style:name="Tableau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.191cm" table:align="left"/>
    </style:style>
    <style:style style:name="Tableau3.A" style:family="table-column">
      <style:table-column-properties style:column-width="1.191cm"/>
    </style:style>
    <style:style style:name="Tableau3.A1" style:family="table-cell" style:data-style-name="N0">
      <style:table-cell-properties fo:padding="0.097cm" fo:border="0.002cm solid #000000"/>
    </style:style>
    <style:style style:name="Tableau3.A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 style:list-style-name="L1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Table_20_Contents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1" style:family="paragraph" style:parent-style-name="Table_20_Contents">
      <style:text-properties style:font-name="Times New Roman1" fo:font-size="12pt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text-properties style:font-name="Times New Roman1" fo:font-size="12pt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1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" style:family="text"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– Suite : Algèbre relationnelle</text:p>
      <text:p text:style-name="Standard"/>
      <text:p text:style-name="Standard">1 – <text:span text:style-name="T1">Définition : </text:span></text:p>
      <text:p text:style-name="Standard"/>
      <text:p text:style-name="Standard">C'est un ensemble d'opérateurs qui à partir d'1 ou plusieurs tables produisent une nouvelle table temporaire.</text:p>
      <text:p text:style-name="Standard"/>
      <text:p text:style-name="Standard">Lesdits opérateurs : Projection, Sélection, Produit Cartésien, Jointure, Union, Intersection, Différence, Division</text:p>
      <text:p text:style-name="Standard"/>
      <text:p text:style-name="Standard">2 – <text:span text:style-name="T1">Projection :</text:span></text:p>
      <text:p text:style-name="P2"/>
      <text:p text:style-name="Standard">Permet de réduire une table à certaines colonnes.</text:p>
      <text:p text:style-name="Standard">Soit R(A1,...,An)</text:p>
      <text:p text:style-name="Standard">T = Projection(R,A1,A2)<text:tab/>(=&gt; R : table, et A1/A2 les colonnes à récupérer)</text:p>
      <text:p text:style-name="Standard"/>
      <text:p text:style-name="Standard">T a pour schéma : T(A1,A2)</text:p>
      <text:p text:style-name="Standard">T a pour contenu : toutes les lignes de R tronquées (réduites) aux attributs A1, A2.</text:p>
      <text:p text:style-name="Standard"/>
      <text:p text:style-name="Standard">Exemple : nom et adresse des personnes. </text:p>
      <text:p text:style-name="Standard">T1 = Projection(Personne,nom,adr)</text:p>
      <text:p text:style-name="Standard"/>
      <text:p text:style-name="Standard">3 – <text:span text:style-name="T1">Sélection :</text:span></text:p>
      <text:p text:style-name="P2"/>
      <text:p text:style-name="P3">Permet de sélectionner dans une table les lignes qui vérifient un critère.</text:p>
      <text:p text:style-name="P3">Soit R(A1,...,An)</text:p>
      <text:p text:style-name="P3">T = Sélection(R,condition) <text:tab/>(=&gt; R : table)</text:p>
      <text:p text:style-name="Standard"><text:span text:style-name="T5">Une condition ressemble à (A1 </text:span><text:span text:style-name="T2">θ valeur1) et|ou </text:span><text:span text:style-name="T3">(A2 </text:span><text:span text:style-name="T2">θ valeur2) …</text:span></text:p>
      <text:p text:style-name="P6">Le schéma de T correspond au schéma de R.</text:p>
      <text:p text:style-name="P6"/>
      <text:p text:style-name="P6">Exemple : nom des personnes habitant Dijon.</text:p>
      <text:p text:style-name="P6">T1 = Selection(Personne, adr = Dijon)</text:p>
      <text:p text:style-name="P6">T2 = Projection(T1,nom)</text:p>
      <text:p text:style-name="P6"/>
      <text:p text:style-name="Standard"><text:span text:style-name="T2">4 – </text:span><text:span text:style-name="T4">Produit Cartésien de 2 tables :</text:span></text:p>
      <text:p text:style-name="P7"/>
      <text:p text:style-name="P8">Permet de générer toutes les combinaisons de lignes des 2 tables.</text:p>
      <text:p text:style-name="P8">Soit R(A1,...,An) et S(B1,...,Bm)</text:p>
      <text:p text:style-name="P8">T = Produit(R,S)</text:p>
      <text:p text:style-name="P8"/>
      <text:p text:style-name="P7">5 – Jointure :</text:p>
      <text:p text:style-name="P7"/>
      <text:p text:style-name="P8">Permet de contrôler le produit cartésien.</text:p>
      <text:p text:style-name="P8">Soit R(A1,...,An) et S(B1,...,Bm)</text:p>
      <text:p text:style-name="P8">T = Jointure(R,S,condition)<text:tab/>(=&gt; la condition permet le contrôle)</text:p>
      <text:p text:style-name="P8"/>
      <text:p text:style-name="P8">Exemple : nom des assistants.</text:p>
      <text:p text:style-name="P8">T1 = Selection(Personne, statut = assistant)</text:p>
      <text:p text:style-name="P8">T2 = Jointure(T1,Personne,T1.N°P = Personne.N°P)</text:p>
      <text:p text:style-name="P8"/>
      <text:p text:style-name="P8"/>
      <text:p text:style-name="P8"/>
      <text:p text:style-name="P4"><text:soft-page-break/><text:span text:style-name="T2">6 – </text:span><text:span text:style-name="T4">Renommage :</text:span></text:p>
      <text:p text:style-name="P7"/>
      <text:p text:style-name="P8">Permet de renommer des attributs.</text:p>
      <text:p text:style-name="P8">T = Renommer(R, B1 = A1, B3 = A3)<text:tab/>(=&gt; On met le nouveau nom avant l'ancien)</text:p>
      <text:p text:style-name="P8"/>
      <text:p text:style-name="P4"><text:span text:style-name="T2">7 – </text:span><text:span text:style-name="T4">Union, Intersection, Différence :</text:span></text:p>
      <text:p text:style-name="P7"/>
      <text:p text:style-name="P8">Soient R et S deux tables de même schéma.</text:p>
      <text:list xml:id="list2142503262008953853" text:style-name="L1">
        <text:list-item>
          <text:p text:style-name="P9">Union : T = Union(R,S) <text:tab/><text:tab/>(=&gt; Toutes les lignes de R et S sans redondance)</text:p>
        </text:list-item>
        <text:list-item>
          <text:p text:style-name="P9">Intersection : T = Intersection(R,S)<text:tab/>(=&gt; Les lignes communes à R et S)</text:p>
        </text:list-item>
        <text:list-item>
          <text:p text:style-name="P9">Différence : T = Différence(R,S) <text:tab/>(=&gt; Lignes de R sauf celles de S)</text:p>
        </text:list-item>
      </text:list>
      <text:p text:style-name="P8"/>
      <text:p text:style-name="P7">8 – La Division :</text:p>
      <text:p text:style-name="P8"/>
      <text:p text:style-name="P8">Permet de raisonner par plusieurs combinaisons de lignes.</text:p>
      <text:p text:style-name="P8">Soient R(A1,A2...,Ap, Ap+1,...An) et S(A1, A2,...,Ap).</text:p>
      <text:p text:style-name="P8">Les attributs de S font partie des attributs de R.</text:p>
      <text:p text:style-name="P8">T = Division(R,S)</text:p>
      <text:p text:style-name="P8">T a pour schéma Ap+1, … ,An</text:p>
      <text:p text:style-name="P8">T a pour contenu les lignes de R tronquées aux attributs de T et qui concaténées à n'importe quelle ligne de S produiront toujours des lignes de R.</text:p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float" office:value="1">
            <text:p text:style-name="P10">1</text:p>
          </table:table-cell>
          <table:table-cell table:style-name="Tableau2.B1" office:value-type="float" office:value="1">
            <text:p text:style-name="P10">1</text:p>
          </table:table-cell>
        </table:table-row>
        <table:table-row>
          <table:table-cell table:style-name="Tableau2.A2" office:value-type="float" office:value="2">
            <text:p text:style-name="P10">2</text:p>
          </table:table-cell>
          <table:table-cell table:style-name="Tableau2.B2" office:value-type="float" office:value="0">
            <text:p text:style-name="P10">0</text:p>
          </table:table-cell>
        </table:table-row>
      </table:table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float" office:value="1">
            <text:p text:style-name="P11">1</text:p>
          </table:table-cell>
          <table:table-cell table:style-name="Tableau1.A1" office:value-type="float" office:value="1">
            <text:p text:style-name="P11">1</text:p>
          </table:table-cell>
          <table:table-cell table:style-name="Tableau1.C1" office:value-type="float" office:value="1">
            <text:p text:style-name="P11">1</text:p>
          </table:table-cell>
        </table:table-row>
        <table:table-row>
          <table:table-cell table:style-name="Tableau1.A2" office:value-type="float" office:value="1">
            <text:p text:style-name="P11">1</text:p>
          </table:table-cell>
          <table:table-cell table:style-name="Tableau1.A2" office:value-type="float" office:value="2">
            <text:p text:style-name="P12">2</text:p>
          </table:table-cell>
          <table:table-cell table:style-name="Tableau1.C2" office:value-type="float" office:value="0">
            <text:p text:style-name="P12">0</text:p>
          </table:table-cell>
        </table:table-row>
        <table:table-row>
          <table:table-cell table:style-name="Tableau1.A2" office:value-type="float" office:value="1">
            <text:p text:style-name="P11">1</text:p>
          </table:table-cell>
          <table:table-cell table:style-name="Tableau1.A2" office:value-type="float" office:value="2">
            <text:p text:style-name="P12">2</text:p>
          </table:table-cell>
          <table:table-cell table:style-name="Tableau1.C2" office:value-type="float" office:value="1">
            <text:p text:style-name="P12">1</text:p>
          </table:table-cell>
        </table:table-row>
        <table:table-row>
          <table:table-cell table:style-name="Tableau1.A2" office:value-type="float" office:value="2">
            <text:p text:style-name="P11">2</text:p>
          </table:table-cell>
          <table:table-cell table:style-name="Tableau1.A2" office:value-type="float" office:value="1">
            <text:p text:style-name="P12">1</text:p>
          </table:table-cell>
          <table:table-cell table:style-name="Tableau1.C2" office:value-type="float" office:value="1">
            <text:p text:style-name="P12">1</text:p>
          </table:table-cell>
        </table:table-row>
        <table:table-row>
          <table:table-cell table:style-name="Tableau1.A2" office:value-type="float" office:value="2">
            <text:p text:style-name="P11">2</text:p>
          </table:table-cell>
          <table:table-cell table:style-name="Tableau1.A2" office:value-type="float" office:value="2">
            <text:p text:style-name="P12">2</text:p>
          </table:table-cell>
          <table:table-cell table:style-name="Tableau1.C2" office:value-type="float" office:value="0">
            <text:p text:style-name="P12">0</text:p>
          </table:table-cell>
        </table:table-row>
        <table:table-row>
          <table:table-cell table:style-name="Tableau1.A2" office:value-type="float" office:value="3">
            <text:p text:style-name="P11">3</text:p>
          </table:table-cell>
          <table:table-cell table:style-name="Tableau1.A2" office:value-type="float" office:value="1">
            <text:p text:style-name="P12">1</text:p>
          </table:table-cell>
          <table:table-cell table:style-name="Tableau1.C2" office:value-type="float" office:value="1">
            <text:p text:style-name="P12">1</text:p>
          </table:table-cell>
        </table:table-row>
        <table:table-row>
          <table:table-cell table:style-name="Tableau1.A2" office:value-type="float" office:value="3">
            <text:p text:style-name="P11">3</text:p>
          </table:table-cell>
          <table:table-cell table:style-name="Tableau1.A2" office:value-type="float" office:value="0">
            <text:p text:style-name="P12">0</text:p>
          </table:table-cell>
          <table:table-cell table:style-name="Tableau1.C2" office:value-type="float" office:value="0">
            <text:p text:style-name="P12">0</text:p>
          </table:table-cell>
        </table:table-row>
      </table:table>
      <text:p text:style-name="P8"/>
      <text:p text:style-name="P8">Divison la seconde table par la première :</text:p>
      <text:p text:style-name="P8"/>
      <table:table table:name="Tableau3" table:style-name="Tableau3">
        <table:table-column table:style-name="Tableau3.A"/>
        <table:table-row>
          <table:table-cell table:style-name="Tableau3.A1" office:value-type="float" office:value="1">
            <text:p text:style-name="P10">1</text:p>
          </table:table-cell>
        </table:table-row>
        <table:table-row>
          <table:table-cell table:style-name="Tableau3.A2" office:value-type="float" office:value="2">
            <text:p text:style-name="P10">2</text:p>
          </table:table-cell>
        </table:table-row>
        <table:table-row>
          <table:table-cell table:style-name="Tableau3.A2" office:value-type="float" office:value="3">
            <text:p text:style-name="P10">3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22T11:18:42.26</meta:creation-date>
    <dc:date>2015-09-29T09:10:30.58</dc:date>
    <meta:editing-duration>PT1H36M9S</meta:editing-duration>
    <meta:editing-cycles>32</meta:editing-cycles>
    <meta:generator>OpenOffice/4.1.1$Win32 OpenOffice.org_project/411m6$Build-9775</meta:generator>
    <meta:document-statistic meta:table-count="3" meta:image-count="0" meta:object-count="0" meta:page-count="2" meta:paragraph-count="76" meta:word-count="412" meta:character-count="2245"/>
  </office:meta>
</office:document-meta>
</file>